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dialogs.py" manifest:media-type=""/>
  <manifest:file-entry manifest:full-path="Scripts/python/dialogs2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2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2" office:value-type="string" calcext:value-type="string">
            <text:p>21:19:50</text:p>
          </table:table-cell>
          <table:table-cell table:style-name="ce2" office:value-type="string" calcext:value-type="string">
            <text:p>2018-06-1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2" office:value-type="string" calcext:value-type="string">
            <text:p>2018-06-15T17:30:51.325855</text:p>
          </table:table-cell>
          <table:table-cell table:number-columns-repeated="87"/>
          <table:table-cell table:style-name="ce2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2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2"/>
        </table:table-row>
        <table:table-row table:style-name="ro1" table:number-rows-repeated="4">
          <table:table-cell table:number-columns-repeated="94"/>
        </table:table-row>
        <table:table-row table:style-name="ro1">
          <table:table-cell table:number-columns-repeated="92"/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aaa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ff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asdawefaaqaだｄｆ</text:p>
          </table:table-cell>
          <table:table-cell/>
        </table:table-row>
      </table:table>
      <table:table table:name="config" table:style-name="ta2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履歴</text:p>
          </table:table-cell>
          <table:table-cell office:value-type="string" calcext:value-type="string">
            <text:p>{"CheckBox1sate": 1, "Height": 272, "Width": 321}</text:p>
          </table:table-cell>
        </table:table-row>
        <table:table-row table:style-name="ro1">
          <table:table-cell office:value-type="string" calcext:value-type="string">
            <text:p>GridDatarows_履歴</text:p>
          </table:table-cell>
          <table:table-cell office:value-type="string" calcext:value-type="string">
            <text:p>[["2018-06-17T18:38:43.091290"], [""], ["df"], ["sdasdasdasdasd"], ["sdasdasdasdasdasd"], ["sdasdasdasdasdasdasdawefaaqa"], ["a"], ["sdasdasdasdasdasdawefaaqaだｄｆ"]]</text:p>
          </table:table-cell>
        </table:table-row>
      </table:table>
      <table:named-expressions>
        <table:named-expression table:name="dialogstate" table:base-cell-address="$config.$B$1" table:expression="#REF!"/>
        <table:named-range table:name="dialogstate_履歴" table:base-cell-address="$config.$B$3" table:cell-range-address="$config.$B$1"/>
        <table:named-expression table:name="GridDatarows" table:base-cell-address="$config.$B$2" table:expression="#REF!"/>
        <table:named-range table:name="GridDatarows_履歴" table:base-cell-address="$config.$B$5" table:cell-range-address="$config.$B$2"/>
        <table:named-expression table:name="GridDatarows履歴" table:base-cell-address="$config.$B$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00/00/00</text:date>, <text:time style:data-style-name="N2" text:time-value="20:18:18.28136020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17T20:50:33.724488359</dc:date>
    <meta:editing-duration>PT9H18M1S</meta:editing-duration>
    <meta:editing-cycles>78</meta:editing-cycles>
    <meta:document-statistic meta:table-count="2" meta:cell-count="43" meta:object-count="0"/>
  </office:meta>
</office:document-meta>
</file>